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Liberation Serif"/>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P7" style:parent-style-name="Textbody" style:family="paragraph">
      <style:paragraph-properties fo:line-height="115%"/>
    </style:style>
    <style:style style:name="P8" style:parent-style-name="Textbody" style:family="paragraph">
      <style:paragraph-properties fo:line-height="115%"/>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text-position="sub 66.6%"/>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text-position="sub 66.6%"/>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text-position="sub 66.6%"/>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text-position="sub 66.6%"/>
    </style:style>
    <style:style style:name="T17" style:parent-style-name="DefaultParagraphFont" style:family="text">
      <style:text-properties fo:font-style="italic" style:font-style-asian="italic" style:font-style-complex="italic"/>
    </style:style>
    <style:style style:name="P18" style:parent-style-name="Heading2" style:family="paragraph">
      <style:paragraph-properties fo:line-height="115%"/>
      <style:text-properties fo:font-size="12pt" style:font-size-asian="12pt" style:font-size-complex="12pt"/>
    </style:style>
    <style:style style:name="P19" style:parent-style-name="Heading2" style:family="paragraph">
      <style:paragraph-properties fo:line-height="115%"/>
      <style:text-properties fo:font-size="12pt" style:font-size-asian="12pt" style:font-size-complex="12pt"/>
    </style:style>
    <style:style style:name="P20" style:parent-style-name="Textbody" style:family="paragraph">
      <style:paragraph-properties fo:line-height="115%"/>
    </style:style>
    <style:style style:name="P21" style:parent-style-name="Textbody" style:family="paragraph">
      <style:paragraph-properties fo:line-height="115%"/>
    </style:style>
    <style:style style:name="P22" style:parent-style-name="Textbody" style:family="paragraph">
      <style:paragraph-properties fo:line-height="115%"/>
    </style:style>
    <style:style style:name="P23" style:parent-style-name="Textbody" style:family="paragraph">
      <style:paragraph-properties fo:line-height="115%"/>
    </style:style>
    <style:style style:name="P24" style:parent-style-name="Textbody" style:family="paragraph">
      <style:paragraph-properties fo:line-height="115%"/>
    </style:style>
    <style:style style:name="P25" style:parent-style-name="Textbody" style:family="paragraph">
      <style:paragraph-properties fo:line-height="115%"/>
    </style:style>
    <style:style style:name="P26" style:parent-style-name="Textbody" style:family="paragraph">
      <style:paragraph-properties fo:line-height="115%"/>
    </style:style>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office:automatic-styles>
  <office:body>
    <office:text text:use-soft-page-breaks="true">
      <text:h text:style-name="P1" text:outline-level="1">Project Specification</text:h>
      <text:p text:style-name="Textbody">In order to have a useful comparison of potential implementations, it is necessary to have a clear<text:s/>definition of the problem at hand. Specifically, we need to define the search space.</text:p>
      <text:p text:style-name="Textbody">This starts with defining the state of the environment at any given moment in time. The most important state variables are the locations of each card in the deck, with a<text:s/>card being either in one of the player's hands or out of play. We can represent each card as a variable with a value representing one of the four locations. Going forward we will refer to the collective state of all cards as the "deck state". The deck state has (MATHS???) possible values.</text:p>
      <text:p text:style-name="Textbody">The problem is complicated by the fact that during play we only know the locations of a subset of the cards. We know the state of the 16 cards dealt to us, plus the<text:s/><text:span text:style-name="T2">t<text:s/></text:span>* 2 +<text:s/><text:span text:style-name="T3">p</text:span><text:s/>cards so far played by the opponents (with<text:s/><text:span text:style-name="T4">t</text:span><text:s/>being the number of completed tricks and<text:s/><text:span text:style-name="T5">p</text:span><text:s/>being our position in the play order). If we are the leader (i.e.<text:s/><text:span text:style-name="T6">p</text:span><text:s/>= 0) we also know the 4 cards discarded at the start of the game. Lastly, if an opponent plays a card from a different suit to the lead we know that they can't have any cards from the lead suit.</text:p>
      <text:p text:style-name="Textbody">With these rules governing how much of the state is known, we can express the unknown portion with random variables. Each card could be represented with a probability distribution over its potential location,<text:s/>or each location could be represented with a probability distribution over its potential card make-up. The latter makes more sense as we are only interested in the potential cards our opponents have, and it will be easier to locate this information without trawling through the entire deck state.</text:p>
      <text:p text:style-name="Textbody">MATHS: How big is the search space now?</text:p>
      <text:p text:style-name="P7"/>
      <text:p text:style-name="P8">(?) The AI will be constricted to make its decision only at a certain time (it cannot do some parallel or pre-processing (? )). Furthermore it will be capped with a timeout. This means that the selected algorithm has to be suitable to make quick decisions in the specified ….</text:p>
      <text:p text:style-name="Textbody"/>
      <text:p text:style-name="Textbody">EXPAND: Comment on how the remaining space shrinks drastically as cards are played.</text:p>
      <text:p text:style-name="Textbody">From the agent's perspective, state transitions where an opponent plays a card will be non-deterministic. The chance of an opponent playing a given card will be the probability of them possessing it multiplied by t<?opendocument cursor-position?>he probability of them choosing to play it. The chance of them choosing an illegal move is 0, but the probability distribution among<text:s/>legal choices is less obvious and will be discussed as it applies to the algorithms considered later.</text:p>
      <text:p text:style-name="Textbody">Score will be the main factor in calculating a state's utility. The obvious way to represent a three way score is with a vector containing the running tally of each player score, i.e. (<text:span text:style-name="T9">w</text:span><text:span text:style-name="T10">0</text:span>-8,<text:s/><text:span text:style-name="T11">w</text:span><text:span text:style-name="T12">1</text:span>-4,<text:s/><text:span text:style-name="T13">w</text:span><text:span text:style-name="T14">2</text:span>-4) where<text:s/><text:span text:style-name="T15">w</text:span><text:span text:style-name="T16">n</text:span><text:s/>is the number of tricks won by player<text:s/><text:span text:style-name="T17">n</text:span>. The agent can then subtract the highest opponent's score from its own to measure the state's utility. EXPAND: alternative methods?</text:p>
      <text:soft-page-break/>
      <text:p text:style-name="Textbody">MATHS: Number of score combinations, new search space size.</text:p>
      <text:p text:style-name="Textbody">EXPAND: Encode points as the step-cost in the transition model, reducing search space size in exchange for squaring transition model size.</text:p>
      <text:p text:style-name="Textbody">EXPAND: Other variables (e.g. opponent modelling)?</text:p>
      <text:h text:style-name="Heading1" text:outline-level="1">Algorithm Research</text:h>
      <text:h text:style-name="P18" text:outline-level="2">Greedy Approach</text:h>
      <text:p text:style-name="Textbody">Greedy algorithm makes decisions only based on the information given to it currently – when taking its turn to play a card. In the case of Moss it would play the lowest card if it can’t beat what has already been played or play the highest card if it can beat the card that has been already played or if it used by a leader AI. This approach is quick(?) <text:s/>as there is almost no computation due to no knowledge of previous turns and therefore no assumptions being made for the future. It can perform surprisingly(?) <text:s/>well however against a “smart” opponent it would always lose. However, greedy approach makes for a good heuristic.</text:p>
      <text:h text:style-name="Heading2" text:outline-level="2">ExpectiMax Search</text:h>
      <text:p text:style-name="Textbody">EM is a variation of the MiniMax concept where some moves are governed by chance rather than player logic. EM incorporates chance by treating it as another player (sometimes labelled "nature"). Whenever chance rather than logic determines the potential outcomes (i.e. a "move by nature"), the tree branches into those potential outcomes as normal.</text:p>
      <text:p text:style-name="Textbody">Evaluating a chance node is done not by choosing the value of a child node, but instead averaging the values of all children weighted by their probability of<text:s/>occurring. This leads to chance nodes taking the expected (hence the algorithm's name) value of all their descendent leaf nodes.</text:p>
      <text:p text:style-name="Textbody">An important thing to note is that alpha-beta pruning can't be applied to chance nodes, impacting performance.</text:p>
      <text:h text:style-name="Heading3" text:outline-level="3">Project Implementation</text:h>
      <text:p text:style-name="Textbody">The "random" events in our model are the opponents playing one of their cards. This implies that opponent moves actually become chance nodes on an EM tree, while our moves follow the same logic as max nodes in a MiniMax search.</text:p>
      <text:p text:style-name="Textbody">Given that chance nodes would outnumber max nodes 2:1, this implementation relies heavily on accurately predicting opponent decision probabilities. We could assume a greedy opponent strategy (i.e. play the lowest value card that will win the hand, otherwise discard the lowest<text:s/>value card), but this is difficult with a model that doesn't have full knowledge of the other cards in their hand. Alternatively we could attempt to formulate the optimal strategy and assume our opponent will employ it as well, but this is still a massive<text:s/>assumption to base everything on.</text:p>
      <text:p text:style-name="Textbody">Assumption issues aside, ExpectiMax also faces considerable performance hurdles.</text:p>
      <text:soft-page-break/>
      <text:p text:style-name="Textbody">MATHS: Branching factors at different levels, maximum viable search depth.<text:s/>Mapping the space as a tree removes transition model and its potential advantages.</text:p>
      <text:p text:style-name="Textbody">Although the ExpectiMax algorithm has too many drawbacks to seem a viable option, the player-versus-nature structure it revolves around is an informative method for arranging non-deterministic transitions and may prove useful in combination with another algorithm.</text:p>
      <text:h text:style-name="P19" text:outline-level="2">Monte Carlo</text:h>
      <text:p text:style-name="P20">Similarly to other card games, Moss has an observational-based environment. This is because the players can see only their own hand which is the only information supplied to them. This means that there are a vast number of possible combinations of cards played at each round. In the worst case it is (16*3)! / (16! * 16! * 16!) = ~10^21 possibilities (???). This suggests that any MiniMax-based algorithms would be inefficient due to the sheer number of calculations.<text:s/></text:p>
      <text:p text:style-name="P21">However, we can generate a sample of plays using the Monte Carlo approach.</text:p>
      <text:p text:style-name="P22">Monte Carlo in theory:</text:p>
      <text:list text:style-name="LFO1" text:continue-numbering="true">
        <text:list-item>
          <text:p text:style-name="P23">Define any possible inputs</text:p>
        </text:list-item>
        <text:list-item>
          <text:p text:style-name="P24">Use probability to randomly generate a set of inputs from above</text:p>
        </text:list-item>
        <text:list-item>
          <text:p text:style-name="P25"><text:s/>Play the game (wiki: deterministic computation on the inputs) <text:s/>= generate samples</text:p>
        </text:list-item>
        <text:list-item>
          <text:p text:style-name="P26">Combine the results</text:p>
        </text:list-item>
      </text:list>
      <text:p text:style-name="Textbody">We can constrain the possible inputs using the cards that we have in our hand, discarded (as a leader) as well as knowledge what cards have already been played. If we employ a learning algorithm the inputs can be narrowed down further based on some assumptions (assumptions = error prone??). Using those inputs, we can generate random samples.<text:s/></text:p>
      <text:p text:style-name="Textbody">The algorithm would:</text:p>
      <text:list text:style-name="LFO1" text:continue-numbering="true">
        <text:list-item>
          <text:p text:style-name="P27">Go through every card in the “unknown pull” (cards other than the cards that we know of)</text:p>
        </text:list-item>
        <text:list-item>
          <text:p text:style-name="P28">Assign each card to a player based on some predefined heuristics, as well as “learnt” assumptions<text:s/></text:p>
        </text:list-item>
        <text:list-item>
          <text:p text:style-name="P29">Player is “marked-off” when he reaches a max amount of possible cards, some distributions can become impossible when assigning cards (ie unequal amount of cards being assigned etc), in that case = restart until successfully generated a valid distribution</text:p>
        </text:list-item>
        <text:list-item>
          <text:p text:style-name="P30">Can be sped up by “sorting the cards in descending order of numbers of players it cannot be assigned to before the distribution, i.e., applying a most constraint variable heuristic.”</text:p>
        </text:list-item>
      </text:list>
      <text:p text:style-name="Textbody">“By assuming each opponents to be following the greedy heuristics, we can further formulate the game as a POMDP”</text:p>
      <text:soft-page-break/>
      <text:h text:style-name="Heading2" text:outline-level="2">Markov Decision Process</text:h>
      <text:p text:style-name="ListContents"/>
      <text:p text:style-name="Textbody">A Markov Decision Process (discussed in this unit's lectures) models a scenario where the agent's choices have a random chance<text:s/>of causing one of several potential state transitions, each of which carries a certain reward or cost. The set of transitions is defined as {state, action, {probability, destination, reward}}. States themselves may also serve a reward upon reaching them,<text:s/>or this reward can be incorporated into the transitions with that state as destination. This model usually allows multiple transitions into each state, forming a path problem as opposed to the search problem associated with tree-like spaces (it's not the destination but the road, man).</text:p>
      <text:p text:style-name="Textbody">Dynamic programming can be applied to this model to derive an optimal policy, i.e. a plan of the best decision to make in every state the agent may find itself in. At runtime the agent then simply needs to observe the state it is in and apply the corresponding policy action.</text:p>
      <text:p text:style-name="Textbody">A variant of this model is the Partially Observable MDP, applicable to partially observable environments. Because the agent cannot know exactly what state it is in, it instead maintains a "belief state" that takes the form of a probability distribution over what the current state might be. As the agent takes actions and makes observations about parts of the environment it is able to update its belief state to a more refined estimate of the true state.</text:p>
      <text:p text:style-name="Textbody">Finding a policy for a POMDP involves mapping the potential belief states (the "belief space") rather than the actual state space. The reward for being in a belief state is unknown, so must be represented as the expected reward of the actual states corresponding to that belief.</text:p>
      <text:p text:style-name="Textbody">The transition model for a belief space revolves around potential observations rather than potential destination states. Each action available in a belief state may result in one of several observations, each leading to a new belief state<text:s/>once the belief is updated with the observation. In this sense the transitions are defined as {belief, action, {probability, observation, next belief, reward}}.</text:p>
      <text:h text:style-name="Heading3" text:outline-level="3">Project Implementation</text:h>
      <text:p text:style-name="Textbody">The game can be formulated as an<text:s/>MDP by removing states where an opponent has their turn from the search space. Instead the agent would only consider its own turns, with the opponents choices reflected in the state the agent transitions to. The two opponent moves (and their chances of occurring) would be contracted into a single transition, with the probability of that transition being the probability of the opponents making those two moves in sequence.</text:p>
      <text:p text:style-name="Textbody">This model is only semantically different from a POMDP, in which the belief state would be a probability distribution over the entire deck state as opposed to the beliefs about separate cards defining the state. Observations would be the cards played by the opponents and the winner of the trick.</text:p>
      <text:p text:style-name="Textbody">In either case the transition carries the entire reward with no contribution from the state, allowing all rewards to be certain even in a POMDP. Furthermore the equivalency of these state and belief definitions means an MDP and POMDP would possess identically sized search spaces, making our selection<text:s/>of model a simple matter of preference (MATHS: Confirm this).</text:p>
      <text:soft-page-break/>
      <text:p text:style-name="Textbody">MATHS: Solving MDP with our search space. Appropriate discount value. Comparison to tree search.</text:p>
      <text:h text:style-name="Heading2" text:outline-level="2">Reinforcement Learning</text:h>
      <text:p text:style-name="ListContents">A learning approach could be used to formulate a policy for the above POMDP.</text:p>
      <text:p text:style-name="ListContents">This would involve repeated sampling of potential policies followed by attempting to improve based on feedback.</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Liberation Serif" style:font-name-asian="DejaVu Sans" style:font-name-complex="DejaVu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Liberation Serif"/>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tin</meta:initial-creator>
    <dc:creator>Martin</dc:creator>
    <meta:creation-date>2017-10-12T01:34:00Z</meta:creation-date>
    <dc:date>2017-10-14T08:00:00Z</dc:date>
    <meta:template xlink:href="Normal" xlink:type="simple"/>
    <meta:editing-cycles>1</meta:editing-cycles>
    <meta:editing-duration>PT20700S</meta:editing-duration>
    <meta:document-statistic meta:page-count="5" meta:paragraph-count="22" meta:word-count="1696" meta:character-count="11347" meta:row-count="80" meta:non-whitespace-character-count="9673"/>
  </office:meta>
</office:document-meta>
</file>